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54cm"/>
    </style:style>
    <style:style style:name="co2" style:family="table-column">
      <style:table-column-properties fo:break-before="auto" style:column-width="3.4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7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mg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x coord</text:p>
          </table:table-cell>
          <table:table-cell office:value-type="string" calcext:value-type="string">
            <text:p>y coord</text:p>
          </table:table-cell>
          <table:table-cell office:value-type="string" calcext:value-type="string">
            <text:p>brightness</text:p>
          </table:table-cell>
          <table:table-cell/>
          <table:table-cell table:style-name="ce2" office:value-type="string" calcext:value-type="string">
            <text:p>field_x</text:p>
          </table:table-cell>
          <table:table-cell table:style-name="ce2" office:value-type="string" calcext:value-type="string">
            <text:p>field_y</text:p>
          </table:table-cell>
          <table:table-cell table:style-name="ce2" office:value-type="string" calcext:value-type="string">
            <text:p>FLUX</text:p>
          </table:table-cell>
        </table:table-row>
        <table:table-row table:style-name="ro1">
          <table:table-cell office:value-type="float" office:value="707.689569592711" calcext:value-type="float">
            <text:p>707.689569592711</text:p>
          </table:table-cell>
          <table:table-cell office:value-type="float" office:value="590.291901815463" calcext:value-type="float">
            <text:p>590.291901815463</text:p>
          </table:table-cell>
          <table:table-cell office:value-type="float" office:value="10.1287878787879" calcext:value-type="float">
            <text:p>10.1287878787879</text:p>
          </table:table-cell>
          <table:table-cell/>
          <table:table-cell table:style-name="ce3" office:value-type="float" office:value="707.7524" calcext:value-type="float">
            <text:p>707.7524</text:p>
          </table:table-cell>
          <table:table-cell table:style-name="ce3" office:value-type="float" office:value="590.3615" calcext:value-type="float">
            <text:p>590.3615</text:p>
          </table:table-cell>
          <table:table-cell table:style-name="ce3" office:value-type="float" office:value="32.25647" calcext:value-type="float">
            <text:p>32.25647</text:p>
          </table:table-cell>
        </table:table-row>
        <table:table-row table:style-name="ro1">
          <table:table-cell office:value-type="float" office:value="664.895950155763" calcext:value-type="float">
            <text:p>664.895950155763</text:p>
          </table:table-cell>
          <table:table-cell office:value-type="float" office:value="517.077881619938" calcext:value-type="float">
            <text:p>517.077881619938</text:p>
          </table:table-cell>
          <table:table-cell office:value-type="float" office:value="4.42148760330579" calcext:value-type="float">
            <text:p>4.42148760330579</text:p>
          </table:table-cell>
          <table:table-cell/>
          <table:table-cell table:style-name="ce3" office:value-type="float" office:value="681.4002" calcext:value-type="float">
            <text:p>681.4002</text:p>
          </table:table-cell>
          <table:table-cell table:style-name="ce3" office:value-type="float" office:value="291.3619" calcext:value-type="float">
            <text:p>291.3619</text:p>
          </table:table-cell>
          <table:table-cell table:style-name="ce3" office:value-type="float" office:value="16.28711" calcext:value-type="float">
            <text:p>16.28711</text:p>
          </table:table-cell>
        </table:table-row>
        <table:table-row table:style-name="ro1">
          <table:table-cell office:value-type="float" office:value="681.354323802841" calcext:value-type="float">
            <text:p>681.354323802841</text:p>
          </table:table-cell>
          <table:table-cell office:value-type="float" office:value="291.363445009647" calcext:value-type="float">
            <text:p>291.363445009647</text:p>
          </table:table-cell>
          <table:table-cell office:value-type="float" office:value="4.28324567993989" calcext:value-type="float">
            <text:p>4.28324567993989</text:p>
          </table:table-cell>
          <table:table-cell/>
          <table:table-cell table:style-name="ce3" office:value-type="float" office:value="665.0005" calcext:value-type="float">
            <text:p>665.0005</text:p>
          </table:table-cell>
          <table:table-cell table:style-name="ce3" office:value-type="float" office:value="517.1737" calcext:value-type="float">
            <text:p>517.1737</text:p>
          </table:table-cell>
          <table:table-cell table:style-name="ce3" office:value-type="float" office:value="15.87479" calcext:value-type="float">
            <text:p>15.87479</text:p>
          </table:table-cell>
        </table:table-row>
        <table:table-row table:style-name="ro1">
          <table:table-cell office:value-type="float" office:value="615.490605427975" calcext:value-type="float">
            <text:p>615.490605427975</text:p>
          </table:table-cell>
          <table:table-cell office:value-type="float" office:value="343.812943632568" calcext:value-type="float">
            <text:p>343.812943632568</text:p>
          </table:table-cell>
          <table:table-cell office:value-type="float" office:value="2.47417355371901" calcext:value-type="float">
            <text:p>2.47417355371901</text:p>
          </table:table-cell>
          <table:table-cell/>
          <table:table-cell table:style-name="ce3" office:value-type="float" office:value="615.5535" calcext:value-type="float">
            <text:p>615.5535</text:p>
          </table:table-cell>
          <table:table-cell table:style-name="ce3" office:value-type="float" office:value="343.838" calcext:value-type="float">
            <text:p>343.838</text:p>
          </table:table-cell>
          <table:table-cell table:style-name="ce3" office:value-type="float" office:value="9.095749" calcext:value-type="float">
            <text:p>9.095749</text:p>
          </table:table-cell>
        </table:table-row>
        <table:table-row table:style-name="ro1">
          <table:table-cell office:value-type="float" office:value="565.071093226023" calcext:value-type="float">
            <text:p>565.071093226023</text:p>
          </table:table-cell>
          <table:table-cell office:value-type="float" office:value="304.555331991952" calcext:value-type="float">
            <text:p>304.555331991952</text:p>
          </table:table-cell>
          <table:table-cell office:value-type="float" office:value="2.05371900826446" calcext:value-type="float">
            <text:p>2.05371900826446</text:p>
          </table:table-cell>
          <table:table-cell/>
          <table:table-cell table:style-name="ce3" office:value-type="float" office:value="565.0764" calcext:value-type="float">
            <text:p>565.0764</text:p>
          </table:table-cell>
          <table:table-cell table:style-name="ce3" office:value-type="float" office:value="304.4963" calcext:value-type="float">
            <text:p>304.4963</text:p>
          </table:table-cell>
          <table:table-cell table:style-name="ce3" office:value-type="float" office:value="6.701903" calcext:value-type="float">
            <text:p>6.701903</text:p>
          </table:table-cell>
        </table:table-row>
        <table:table-row table:style-name="ro1">
          <table:table-cell office:value-type="float" office:value="231.5" calcext:value-type="float">
            <text:p>231.5</text:p>
          </table:table-cell>
          <table:table-cell office:value-type="float" office:value="684.130434782609" calcext:value-type="float">
            <text:p>684.130434782609</text:p>
          </table:table-cell>
          <table:table-cell office:value-type="float" office:value="1.1404958677686" calcext:value-type="float">
            <text:p>1.1404958677686</text:p>
          </table:table-cell>
          <table:table-cell/>
          <table:table-cell table:style-name="ce3" office:value-type="float" office:value="443.7879" calcext:value-type="float">
            <text:p>443.7879</text:p>
          </table:table-cell>
          <table:table-cell table:style-name="ce3" office:value-type="float" office:value="234.8982" calcext:value-type="float">
            <text:p>234.8982</text:p>
          </table:table-cell>
          <table:table-cell table:style-name="ce3" office:value-type="float" office:value="3.639048" calcext:value-type="float">
            <text:p>3.639048</text:p>
          </table:table-cell>
        </table:table-row>
        <table:table-row table:style-name="ro1">
          <table:table-cell office:value-type="float" office:value="443.782945736434" calcext:value-type="float">
            <text:p>443.782945736434</text:p>
          </table:table-cell>
          <table:table-cell office:value-type="float" office:value="234.899224806202" calcext:value-type="float">
            <text:p>234.899224806202</text:p>
          </table:table-cell>
          <table:table-cell office:value-type="float" office:value="1.06611570247934" calcext:value-type="float">
            <text:p>1.06611570247934</text:p>
          </table:table-cell>
          <table:table-cell/>
          <table:table-cell table:style-name="ce3" office:value-type="float" office:value="231.5707" calcext:value-type="float">
            <text:p>231.5707</text:p>
          </table:table-cell>
          <table:table-cell table:style-name="ce3" office:value-type="float" office:value="684.1841" calcext:value-type="float">
            <text:p>684.1841</text:p>
          </table:table-cell>
          <table:table-cell table:style-name="ce3" office:value-type="float" office:value="3.541721" calcext:value-type="float">
            <text:p>3.541721</text:p>
          </table:table-cell>
        </table:table-row>
        <table:table-row table:style-name="ro1">
          <table:table-cell office:value-type="float" office:value="522.23417721519" calcext:value-type="float">
            <text:p>522.23417721519</text:p>
          </table:table-cell>
          <table:table-cell office:value-type="float" office:value="497.052742616034" calcext:value-type="float">
            <text:p>497.052742616034</text:p>
          </table:table-cell>
          <table:table-cell office:value-type="float" office:value="0.979338842975207" calcext:value-type="float">
            <text:p>0.979338842975207</text:p>
          </table:table-cell>
          <table:table-cell/>
          <table:table-cell table:style-name="ce3" office:value-type="float" office:value="522.0807" calcext:value-type="float">
            <text:p>522.0807</text:p>
          </table:table-cell>
          <table:table-cell table:style-name="ce3" office:value-type="float" office:value="497.1056" calcext:value-type="float">
            <text:p>497.1056</text:p>
          </table:table-cell>
          <table:table-cell table:style-name="ce3" office:value-type="float" office:value="3.472667" calcext:value-type="float">
            <text:p>3.472667</text:p>
          </table:table-cell>
        </table:table-row>
        <table:table-row table:style-name="ro1">
          <table:table-cell office:value-type="float" office:value="410.866379310345" calcext:value-type="float">
            <text:p>410.866379310345</text:p>
          </table:table-cell>
          <table:table-cell office:value-type="float" office:value="340.398706896552" calcext:value-type="float">
            <text:p>340.398706896552</text:p>
          </table:table-cell>
          <table:table-cell office:value-type="float" office:value="0.958677685950413" calcext:value-type="float">
            <text:p>0.958677685950413</text:p>
          </table:table-cell>
          <table:table-cell/>
          <table:table-cell table:style-name="ce3" office:value-type="float" office:value="481.6979" calcext:value-type="float">
            <text:p>481.6979</text:p>
          </table:table-cell>
          <table:table-cell table:style-name="ce3" office:value-type="float" office:value="713.6754" calcext:value-type="float">
            <text:p>713.6754</text:p>
          </table:table-cell>
          <table:table-cell table:style-name="ce3" office:value-type="float" office:value="3.220143" calcext:value-type="float">
            <text:p>3.220143</text:p>
          </table:table-cell>
        </table:table-row>
        <table:table-row table:style-name="ro1">
          <table:table-cell office:value-type="float" office:value="380.383177570093" calcext:value-type="float">
            <text:p>380.383177570093</text:p>
          </table:table-cell>
          <table:table-cell office:value-type="float" office:value="740.327102803738" calcext:value-type="float">
            <text:p>740.327102803738</text:p>
          </table:table-cell>
          <table:table-cell office:value-type="float" office:value="0.884297520661157" calcext:value-type="float">
            <text:p>0.884297520661157</text:p>
          </table:table-cell>
          <table:table-cell/>
          <table:table-cell table:style-name="ce3" office:value-type="float" office:value="411.2603" calcext:value-type="float">
            <text:p>411.2603</text:p>
          </table:table-cell>
          <table:table-cell table:style-name="ce3" office:value-type="float" office:value="339.9883" calcext:value-type="float">
            <text:p>339.9883</text:p>
          </table:table-cell>
          <table:table-cell table:style-name="ce3" office:value-type="float" office:value="2.98717" calcext:value-type="float">
            <text:p>2.98717</text:p>
          </table:table-cell>
        </table:table-row>
        <table:table-row table:style-name="ro1">
          <table:table-cell office:value-type="float" office:value="481.835680751174" calcext:value-type="float">
            <text:p>481.835680751174</text:p>
          </table:table-cell>
          <table:table-cell office:value-type="float" office:value="713.807511737089" calcext:value-type="float">
            <text:p>713.807511737089</text:p>
          </table:table-cell>
          <table:table-cell office:value-type="float" office:value="0.880165289256198" calcext:value-type="float">
            <text:p>0.880165289256198</text:p>
          </table:table-cell>
          <table:table-cell/>
          <table:table-cell table:style-name="ce3" office:value-type="float" office:value="380.3525" calcext:value-type="float">
            <text:p>380.3525</text:p>
          </table:table-cell>
          <table:table-cell table:style-name="ce3" office:value-type="float" office:value="740.3524" calcext:value-type="float">
            <text:p>740.3524</text:p>
          </table:table-cell>
          <table:table-cell table:style-name="ce3" office:value-type="float" office:value="2.518509" calcext:value-type="float">
            <text:p>2.518509</text:p>
          </table:table-cell>
        </table:table-row>
        <table:table-row table:style-name="ro1">
          <table:table-cell office:value-type="float" office:value="423.843373493976" calcext:value-type="float">
            <text:p>423.843373493976</text:p>
          </table:table-cell>
          <table:table-cell office:value-type="float" office:value="574.566265060241" calcext:value-type="float">
            <text:p>574.566265060241</text:p>
          </table:table-cell>
          <table:table-cell office:value-type="float" office:value="0.685950413223141" calcext:value-type="float">
            <text:p>0.685950413223141</text:p>
          </table:table-cell>
          <table:table-cell/>
          <table:table-cell table:style-name="ce3" office:value-type="float" office:value="190.9472" calcext:value-type="float">
            <text:p>190.9472</text:p>
          </table:table-cell>
          <table:table-cell table:style-name="ce3" office:value-type="float" office:value="505.9413" calcext:value-type="float">
            <text:p>505.9413</text:p>
          </table:table-cell>
          <table:table-cell table:style-name="ce3" office:value-type="float" office:value="2.281039" calcext:value-type="float">
            <text:p>2.281039</text:p>
          </table:table-cell>
        </table:table-row>
        <table:table-row table:style-name="ro1">
          <table:table-cell office:value-type="float" office:value="190.825910931174" calcext:value-type="float">
            <text:p>190.825910931174</text:p>
          </table:table-cell>
          <table:table-cell office:value-type="float" office:value="506.036437246964" calcext:value-type="float">
            <text:p>506.036437246964</text:p>
          </table:table-cell>
          <table:table-cell office:value-type="float" office:value="0.680440771349862" calcext:value-type="float">
            <text:p>0.680440771349862</text:p>
          </table:table-cell>
          <table:table-cell/>
          <table:table-cell table:style-name="ce3" office:value-type="float" office:value="423.9341" calcext:value-type="float">
            <text:p>423.9341</text:p>
          </table:table-cell>
          <table:table-cell table:style-name="ce3" office:value-type="float" office:value="574.6464" calcext:value-type="float">
            <text:p>574.6464</text:p>
          </table:table-cell>
          <table:table-cell table:style-name="ce3" office:value-type="float" office:value="2.162911" calcext:value-type="float">
            <text:p>2.162911</text:p>
          </table:table-cell>
        </table:table-row>
        <table:table-row table:style-name="ro1">
          <table:table-cell office:value-type="float" office:value="597.693467336683" calcext:value-type="float">
            <text:p>597.693467336683</text:p>
          </table:table-cell>
          <table:table-cell office:value-type="float" office:value="262.562814070352" calcext:value-type="float">
            <text:p>262.562814070352</text:p>
          </table:table-cell>
          <table:table-cell office:value-type="float" office:value="0.548209366391185" calcext:value-type="float">
            <text:p>0.548209366391185</text:p>
          </table:table-cell>
          <table:table-cell office:value-type="string" calcext:value-type="string">
            <text:p>?</text:p>
          </table:table-cell>
          <table:table-cell table:style-name="ce3" office:value-type="float" office:value="803.4259" calcext:value-type="float">
            <text:p>803.4259</text:p>
          </table:table-cell>
          <table:table-cell table:style-name="ce3" office:value-type="float" office:value="309.4683" calcext:value-type="float">
            <text:p>309.4683</text:p>
          </table:table-cell>
          <table:table-cell table:style-name="ce3" office:value-type="float" office:value="1.518893" calcext:value-type="float">
            <text:p>1.518893</text:p>
          </table:table-cell>
        </table:table-row>
        <table:table-row table:style-name="ro1">
          <table:table-cell office:value-type="float" office:value="764.709677419355" calcext:value-type="float">
            <text:p>764.709677419355</text:p>
          </table:table-cell>
          <table:table-cell office:value-type="float" office:value="57.3064516129032" calcext:value-type="float">
            <text:p>57.3064516129032</text:p>
          </table:table-cell>
          <table:table-cell office:value-type="float" office:value="0.512396694214876" calcext:value-type="float">
            <text:p>0.512396694214876</text:p>
          </table:table-cell>
          <table:table-cell/>
          <table:table-cell table:style-name="ce3" office:value-type="float" office:value="434.59" calcext:value-type="float">
            <text:p>434.59</text:p>
          </table:table-cell>
          <table:table-cell table:style-name="ce3" office:value-type="float" office:value="807.6171" calcext:value-type="float">
            <text:p>807.6171</text:p>
          </table:table-cell>
          <table:table-cell table:style-name="ce3" office:value-type="float" office:value="1.125563" calcext:value-type="float">
            <text:p>1.125563</text:p>
          </table:table-cell>
        </table:table-row>
        <table:table-row table:style-name="ro1">
          <table:table-cell office:value-type="float" office:value="803.237288135593" calcext:value-type="float">
            <text:p>803.237288135593</text:p>
          </table:table-cell>
          <table:table-cell office:value-type="float" office:value="309.203389830508" calcext:value-type="float">
            <text:p>309.203389830508</text:p>
          </table:table-cell>
          <table:table-cell office:value-type="float" office:value="0.487603305785124" calcext:value-type="float">
            <text:p>0.487603305785124</text:p>
          </table:table-cell>
          <table:table-cell/>
          <table:table-cell table:style-name="ce3" office:value-type="float" office:value="764.9519" calcext:value-type="float">
            <text:p>764.9519</text:p>
          </table:table-cell>
          <table:table-cell table:style-name="ce3" office:value-type="float" office:value="57.62656" calcext:value-type="float">
            <text:p>57.62656</text:p>
          </table:table-cell>
          <table:table-cell table:style-name="ce3" office:value-type="float" office:value="1.098425" calcext:value-type="float">
            <text:p>1.098425</text:p>
          </table:table-cell>
        </table:table-row>
        <table:table-row table:style-name="ro1">
          <table:table-cell office:value-type="float" office:value="434.491124260355" calcext:value-type="float">
            <text:p>434.491124260355</text:p>
          </table:table-cell>
          <table:table-cell office:value-type="float" office:value="807.745562130177" calcext:value-type="float">
            <text:p>807.745562130177</text:p>
          </table:table-cell>
          <table:table-cell office:value-type="float" office:value="0.465564738292011" calcext:value-type="float">
            <text:p>0.465564738292011</text:p>
          </table:table-cell>
          <table:table-cell office:value-type="string" calcext:value-type="string">
            <text:p>?</text:p>
          </table:table-cell>
          <table:table-cell table:style-name="ce3" office:value-type="float" office:value="695.4412" calcext:value-type="float">
            <text:p>695.4412</text:p>
          </table:table-cell>
          <table:table-cell table:style-name="ce3" office:value-type="float" office:value="173.7961" calcext:value-type="float">
            <text:p>173.7961</text:p>
          </table:table-cell>
          <table:table-cell table:style-name="ce3" office:value-type="float" office:value="0.959504" calcext:value-type="float">
            <text:p>0.959504</text:p>
          </table:table-cell>
        </table:table-row>
        <table:table-row table:style-name="ro1">
          <table:table-cell office:value-type="float" office:value="826.640776699029" calcext:value-type="float">
            <text:p>826.640776699029</text:p>
          </table:table-cell>
          <table:table-cell office:value-type="float" office:value="51.5242718446602" calcext:value-type="float">
            <text:p>51.5242718446602</text:p>
          </table:table-cell>
          <table:table-cell office:value-type="float" office:value="0.425619834710744" calcext:value-type="float">
            <text:p>0.425619834710744</text:p>
          </table:table-cell>
          <table:table-cell office:value-type="string" calcext:value-type="string">
            <text:p>?</text:p>
          </table:table-cell>
          <table:table-cell table:style-name="ce3" office:value-type="float" office:value="784.3907" calcext:value-type="float">
            <text:p>784.3907</text:p>
          </table:table-cell>
          <table:table-cell table:style-name="ce3" office:value-type="float" office:value="559.8101" calcext:value-type="float">
            <text:p>559.8101</text:p>
          </table:table-cell>
          <table:table-cell table:style-name="ce3" office:value-type="float" office:value="0.60899" calcext:value-type="float">
            <text:p>0.60899</text:p>
          </table:table-cell>
        </table:table-row>
        <table:table-row table:style-name="ro1">
          <table:table-cell office:value-type="float" office:value="695.405940594059" calcext:value-type="float">
            <text:p>695.405940594059</text:p>
          </table:table-cell>
          <table:table-cell office:value-type="float" office:value="173.584158415842" calcext:value-type="float">
            <text:p>173.584158415842</text:p>
          </table:table-cell>
          <table:table-cell office:value-type="float" office:value="0.417355371900826" calcext:value-type="float">
            <text:p>0.417355371900826</text:p>
          </table:table-cell>
          <table:table-cell/>
          <table:table-cell table:style-name="ce3" office:value-type="float" office:value="724.8614" calcext:value-type="float">
            <text:p>724.8614</text:p>
          </table:table-cell>
          <table:table-cell table:style-name="ce3" office:value-type="float" office:value="7.766376" calcext:value-type="float">
            <text:p>7.766376</text:p>
          </table:table-cell>
          <table:table-cell table:style-name="ce3" office:value-type="float" office:value="0.584486" calcext:value-type="float">
            <text:p>0.584486</text:p>
          </table:table-cell>
        </table:table-row>
        <table:table-row table:style-name="ro1">
          <table:table-cell office:value-type="float" office:value="672.9375" calcext:value-type="float">
            <text:p>672.9375</text:p>
          </table:table-cell>
          <table:table-cell office:value-type="float" office:value="581.458333333333" calcext:value-type="float">
            <text:p>581.458333333333</text:p>
          </table:table-cell>
          <table:table-cell office:value-type="float" office:value="0.396694214876033" calcext:value-type="float">
            <text:p>0.396694214876033</text:p>
          </table:table-cell>
          <table:table-cell office:value-type="string" calcext:value-type="string">
            <text:p>?</text:p>
          </table:table-cell>
          <table:table-cell table:style-name="ce3" office:value-type="float" office:value="329.8975" calcext:value-type="float">
            <text:p>329.8975</text:p>
          </table:table-cell>
          <table:table-cell table:style-name="ce3" office:value-type="float" office:value="583.1595" calcext:value-type="float">
            <text:p>583.1595</text:p>
          </table:table-cell>
          <table:table-cell table:style-name="ce3" office:value-type="float" office:value="0.557786" calcext:value-type="float">
            <text:p>0.557786</text:p>
          </table:table-cell>
        </table:table-row>
        <table:table-row table:style-name="ro1">
          <table:table-cell office:value-type="float" office:value="418.760869565217" calcext:value-type="float">
            <text:p>418.760869565217</text:p>
          </table:table-cell>
          <table:table-cell office:value-type="float" office:value="822.760869565217" calcext:value-type="float">
            <text:p>822.760869565217</text:p>
          </table:table-cell>
          <table:table-cell office:value-type="float" office:value="0.380165289256198" calcext:value-type="float">
            <text:p>0.380165289256198</text:p>
          </table:table-cell>
          <table:table-cell office:value-type="string" calcext:value-type="string">
            <text:p>?</text:p>
          </table:table-cell>
          <table:table-cell table:style-name="ce3" office:value-type="float" office:value="971.1304" calcext:value-type="float">
            <text:p>971.1304</text:p>
          </table:table-cell>
          <table:table-cell table:style-name="ce3" office:value-type="float" office:value="110.886" calcext:value-type="float">
            <text:p>110.886</text:p>
          </table:table-cell>
          <table:table-cell table:style-name="ce3" office:value-type="float" office:value="0.400984" calcext:value-type="float">
            <text:p>0.400984</text:p>
          </table:table-cell>
        </table:table-row>
        <table:table-row table:style-name="ro1">
          <table:table-cell office:value-type="float" office:value="919.93023255814" calcext:value-type="float">
            <text:p>919.93023255814</text:p>
          </table:table-cell>
          <table:table-cell office:value-type="float" office:value="892.651162790698" calcext:value-type="float">
            <text:p>892.651162790698</text:p>
          </table:table-cell>
          <table:table-cell office:value-type="float" office:value="0.355371900826446" calcext:value-type="float">
            <text:p>0.355371900826446</text:p>
          </table:table-cell>
          <table:table-cell office:value-type="string" calcext:value-type="string">
            <text:p>?</text:p>
          </table:table-cell>
          <table:table-cell table:style-name="ce3" office:value-type="float" office:value="428.2579" calcext:value-type="float">
            <text:p>428.2579</text:p>
          </table:table-cell>
          <table:table-cell table:style-name="ce3" office:value-type="float" office:value="656.3734" calcext:value-type="float">
            <text:p>656.3734</text:p>
          </table:table-cell>
          <table:table-cell table:style-name="ce3" office:value-type="float" office:value="0.304636" calcext:value-type="float">
            <text:p>0.304636</text:p>
          </table:table-cell>
        </table:table-row>
        <table:table-row table:style-name="ro1">
          <table:table-cell office:value-type="float" office:value="924.186046511628" calcext:value-type="float">
            <text:p>924.186046511628</text:p>
          </table:table-cell>
          <table:table-cell office:value-type="float" office:value="213.372093023256" calcext:value-type="float">
            <text:p>213.372093023256</text:p>
          </table:table-cell>
          <table:table-cell office:value-type="float" office:value="0.355371900826446" calcext:value-type="float">
            <text:p>0.355371900826446</text:p>
          </table:table-cell>
          <table:table-cell office:value-type="string" calcext:value-type="string">
            <text:p>?</text:p>
          </table:table-cell>
          <table:table-cell table:style-name="ce3" office:value-type="float" office:value="607.9574" calcext:value-type="float">
            <text:p>607.9574</text:p>
          </table:table-cell>
          <table:table-cell table:style-name="ce3" office:value-type="float" office:value="752.8212" calcext:value-type="float">
            <text:p>752.8212</text:p>
          </table:table-cell>
          <table:table-cell table:style-name="ce3" office:value-type="float" office:value="0.282536" calcext:value-type="float">
            <text:p>0.282536</text:p>
          </table:table-cell>
        </table:table-row>
        <table:table-row table:style-name="ro1">
          <table:table-cell office:value-type="float" office:value="782.365853658537" calcext:value-type="float">
            <text:p>782.365853658537</text:p>
          </table:table-cell>
          <table:table-cell office:value-type="float" office:value="327.365853658537" calcext:value-type="float">
            <text:p>327.365853658537</text:p>
          </table:table-cell>
          <table:table-cell office:value-type="float" office:value="0.338842975206612" calcext:value-type="float">
            <text:p>0.338842975206612</text:p>
          </table:table-cell>
          <table:table-cell office:value-type="string" calcext:value-type="string">
            <text:p>?</text:p>
          </table:table-cell>
          <table:table-cell table:style-name="ce3" office:value-type="float" office:value="904.2316" calcext:value-type="float">
            <text:p>904.2316</text:p>
          </table:table-cell>
          <table:table-cell table:style-name="ce3" office:value-type="float" office:value="52.66479" calcext:value-type="float">
            <text:p>52.66479</text:p>
          </table:table-cell>
          <table:table-cell table:style-name="ce3" office:value-type="float" office:value="0.2699" calcext:value-type="float">
            <text:p>0.2699</text:p>
          </table:table-cell>
        </table:table-row>
        <table:table-row table:style-name="ro1">
          <table:table-cell office:value-type="float" office:value="922.296296296296" calcext:value-type="float">
            <text:p>922.296296296296</text:p>
          </table:table-cell>
          <table:table-cell office:value-type="float" office:value="139.555555555556" calcext:value-type="float">
            <text:p>139.555555555556</text:p>
          </table:table-cell>
          <table:table-cell office:value-type="float" office:value="0.334710743801653" calcext:value-type="float">
            <text:p>0.334710743801653</text:p>
          </table:table-cell>
          <table:table-cell office:value-type="string" calcext:value-type="string">
            <text:p>?</text:p>
          </table:table-cell>
          <table:table-cell table:style-name="ce3" office:value-type="float" office:value="856.5" calcext:value-type="float">
            <text:p>856.5</text:p>
          </table:table-cell>
          <table:table-cell table:style-name="ce3" office:value-type="float" office:value="347.3483" calcext:value-type="float">
            <text:p>347.3483</text:p>
          </table:table-cell>
          <table:table-cell table:style-name="ce3" office:value-type="float" office:value="0.189789" calcext:value-type="float">
            <text:p>0.189789</text:p>
          </table:table-cell>
        </table:table-row>
        <table:table-row table:style-name="ro1">
          <table:table-cell office:value-type="float" office:value="784.175" calcext:value-type="float">
            <text:p>784.175</text:p>
          </table:table-cell>
          <table:table-cell office:value-type="float" office:value="559.5" calcext:value-type="float">
            <text:p>559.5</text:p>
          </table:table-cell>
          <table:table-cell office:value-type="float" office:value="0.330578512396694" calcext:value-type="float">
            <text:p>0.330578512396694</text:p>
          </table:table-cell>
          <table:table-cell/>
          <table:table-cell table:style-name="ce3" office:value-type="float" office:value="314.7999" calcext:value-type="float">
            <text:p>314.7999</text:p>
          </table:table-cell>
          <table:table-cell table:style-name="ce3" office:value-type="float" office:value="587.0486" calcext:value-type="float">
            <text:p>587.0486</text:p>
          </table:table-cell>
          <table:table-cell table:style-name="ce3" office:value-type="float" office:value="0.128069" calcext:value-type="float">
            <text:p>0.128069</text:p>
          </table:table-cell>
        </table:table-row>
        <table:table-row table:style-name="ro1">
          <table:table-cell office:value-type="float" office:value="19.4722222222222" calcext:value-type="float">
            <text:p>19.4722222222222</text:p>
          </table:table-cell>
          <table:table-cell office:value-type="float" office:value="164.361111111111" calcext:value-type="float">
            <text:p>164.361111111111</text:p>
          </table:table-cell>
          <table:table-cell office:value-type="float" office:value="0.297520661157025" calcext:value-type="float">
            <text:p>0.297520661157025</text:p>
          </table:table-cell>
          <table:table-cell office:value-type="string" calcext:value-type="string">
            <text:p>?</text:p>
          </table:table-cell>
          <table:table-cell table:style-name="ce3" office:value-type="float" office:value="475.5" calcext:value-type="float">
            <text:p>475.5</text:p>
          </table:table-cell>
          <table:table-cell table:style-name="ce3" office:value-type="float" office:value="247.0449" calcext:value-type="float">
            <text:p>247.0449</text:p>
          </table:table-cell>
          <table:table-cell table:style-name="ce3" office:value-type="float" office:value="0.070646" calcext:value-type="float">
            <text:p>0.070646</text:p>
          </table:table-cell>
        </table:table-row>
        <table:table-row table:style-name="ro1">
          <table:table-cell office:value-type="float" office:value="891.451612903226" calcext:value-type="float">
            <text:p>891.451612903226</text:p>
          </table:table-cell>
          <table:table-cell office:value-type="float" office:value="582" calcext:value-type="float">
            <text:p>582</text:p>
          </table:table-cell>
          <table:table-cell office:value-type="float" office:value="0.256198347107438" calcext:value-type="float">
            <text:p>0.256198347107438</text:p>
          </table:table-cell>
          <table:table-cell office:value-type="string" calcext:value-type="string">
            <text:p>?</text:p>
          </table:table-cell>
          <table:table-cell table:style-name="ce3" office:value-type="float" office:value="969.5032" calcext:value-type="float">
            <text:p>969.5032</text:p>
          </table:table-cell>
          <table:table-cell table:style-name="ce3" office:value-type="float" office:value="965.0364" calcext:value-type="float">
            <text:p>965.0364</text:p>
          </table:table-cell>
          <table:table-cell table:style-name="ce3" office:value-type="float" office:value="0.070646" calcext:value-type="float">
            <text:p>0.070646</text:p>
          </table:table-cell>
        </table:table-row>
        <table:table-row table:style-name="ro1">
          <table:table-cell office:value-type="float" office:value="927.758620689655" calcext:value-type="float">
            <text:p>927.758620689655</text:p>
          </table:table-cell>
          <table:table-cell office:value-type="float" office:value="44.0689655172414" calcext:value-type="float">
            <text:p>44.0689655172414</text:p>
          </table:table-cell>
          <table:table-cell office:value-type="float" office:value="0.239669421487603" calcext:value-type="float">
            <text:p>0.239669421487603</text:p>
          </table:table-cell>
          <table:table-cell office:value-type="string" calcext:value-type="string">
            <text:p>?</text:p>
          </table:table-cell>
          <table:table-cell table:style-name="ce3" office:value-type="float" office:value="241.043" calcext:value-type="float">
            <text:p>241.043</text:p>
          </table:table-cell>
          <table:table-cell table:style-name="ce3" office:value-type="float" office:value="131.5017" calcext:value-type="float">
            <text:p>131.5017</text:p>
          </table:table-cell>
          <table:table-cell table:style-name="ce3" office:value-type="float" office:value="0.070637" calcext:value-type="float">
            <text:p>0.070637</text:p>
          </table:table-cell>
        </table:table-row>
        <table:table-row table:style-name="ro1">
          <table:table-cell office:value-type="float" office:value="129.518518518519" calcext:value-type="float">
            <text:p>129.518518518519</text:p>
          </table:table-cell>
          <table:table-cell office:value-type="float" office:value="224.888888888889" calcext:value-type="float">
            <text:p>224.888888888889</text:p>
          </table:table-cell>
          <table:table-cell office:value-type="float" office:value="0.223140495867769" calcext:value-type="float">
            <text:p>0.223140495867769</text:p>
          </table:table-cell>
          <table:table-cell office:value-type="string" calcext:value-type="string">
            <text:p>?</text:p>
          </table:table-cell>
          <table:table-cell table:style-name="ce3" office:value-type="float" office:value="331.9551" calcext:value-type="float">
            <text:p>331.9551</text:p>
          </table:table-cell>
          <table:table-cell table:style-name="ce3" office:value-type="float" office:value="614.5" calcext:value-type="float">
            <text:p>614.5</text:p>
          </table:table-cell>
          <table:table-cell table:style-name="ce3" office:value-type="float" office:value="0.063263" calcext:value-type="float">
            <text:p>0.063263</text:p>
          </table:table-cell>
        </table:table-row>
        <table:table-row table:style-name="ro1">
          <table:table-cell office:value-type="float" office:value="330.125" calcext:value-type="float">
            <text:p>330.125</text:p>
          </table:table-cell>
          <table:table-cell office:value-type="float" office:value="583" calcext:value-type="float">
            <text:p>583</text:p>
          </table:table-cell>
          <table:table-cell office:value-type="float" office:value="0.198347107438017" calcext:value-type="float">
            <text:p>0.198347107438017</text:p>
          </table:table-cell>
          <table:table-cell office:value-type="string" calcext:value-type="string">
            <text:p>high err?</text:p>
          </table:table-cell>
          <table:table-cell table:style-name="ce3" office:value-type="float" office:value="94.50404" calcext:value-type="float">
            <text:p>94.50404</text:p>
          </table:table-cell>
          <table:table-cell table:style-name="ce3" office:value-type="float" office:value="137.8606" calcext:value-type="float">
            <text:p>137.8606</text:p>
          </table:table-cell>
          <table:table-cell table:style-name="ce3" office:value-type="float" office:value="0.063234" calcext:value-type="float">
            <text:p>0.063234</text:p>
          </table:table-cell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474.45" calcext:value-type="float">
            <text:p>474.45</text:p>
          </table:table-cell>
          <table:table-cell office:value-type="float" office:value="0.165289256198347" calcext:value-type="float">
            <text:p>0.165289256198347</text:p>
          </table:table-cell>
          <table:table-cell office:value-type="string" calcext:value-type="string">
            <text:p>?</text:p>
          </table:table-cell>
          <table:table-cell table:style-name="ce3" office:value-type="float" office:value="403.194" calcext:value-type="float">
            <text:p>403.194</text:p>
          </table:table-cell>
          <table:table-cell table:style-name="ce3" office:value-type="float" office:value="327.6881" calcext:value-type="float">
            <text:p>327.6881</text:p>
          </table:table-cell>
          <table:table-cell table:style-name="ce3" office:value-type="float" office:value="0.035343" calcext:value-type="float">
            <text:p>0.035343</text:p>
          </table:table-cell>
        </table:table-row>
        <table:table-row table:style-name="ro1">
          <table:table-cell office:value-type="float" office:value="340.25" calcext:value-type="float">
            <text:p>340.25</text:p>
          </table:table-cell>
          <table:table-cell office:value-type="float" office:value="92.75" calcext:value-type="float">
            <text:p>92.75</text:p>
          </table:table-cell>
          <table:table-cell office:value-type="float" office:value="0.132231404958678" calcext:value-type="float">
            <text:p>0.132231404958678</text:p>
          </table:table-cell>
          <table:table-cell office:value-type="string" calcext:value-type="string">
            <text:p>?</text:p>
          </table:table-cell>
          <table:table-cell table:style-name="ce3" office:value-type="float" office:value="903.0449" calcext:value-type="float">
            <text:p>903.0449</text:p>
          </table:table-cell>
          <table:table-cell table:style-name="ce3" office:value-type="float" office:value="855.0449" calcext:value-type="float">
            <text:p>855.0449</text:p>
          </table:table-cell>
          <table:table-cell table:style-name="ce3" office:value-type="float" office:value="0.035323" calcext:value-type="float">
            <text:p>0.035323</text:p>
          </table:table-cell>
        </table:table-row>
        <table:table-row table:style-name="ro1">
          <table:table-cell office:value-type="float" office:value="245.666666666667" calcext:value-type="float">
            <text:p>245.666666666667</text:p>
          </table:table-cell>
          <table:table-cell office:value-type="float" office:value="853.4" calcext:value-type="float">
            <text:p>853.4</text:p>
          </table:table-cell>
          <table:table-cell office:value-type="float" office:value="0.12396694214876" calcext:value-type="float">
            <text:p>0.12396694214876</text:p>
          </table:table-cell>
          <table:table-cell/>
          <table:table-cell table:style-name="ce3" office:value-type="float" office:value="963.0445" calcext:value-type="float">
            <text:p>963.0445</text:p>
          </table:table-cell>
          <table:table-cell table:style-name="ce3" office:value-type="float" office:value="979.0517" calcext:value-type="float">
            <text:p>979.0517</text:p>
          </table:table-cell>
          <table:table-cell table:style-name="ce3" office:value-type="float" office:value="0.035323" calcext:value-type="float">
            <text:p>0.035323</text:p>
          </table:table-cell>
        </table:table-row>
        <table:table-row table:style-name="ro1">
          <table:table-cell table:number-columns-repeated="4"/>
          <table:table-cell table:style-name="ce3" office:value-type="float" office:value="337.0455" calcext:value-type="float">
            <text:p>337.0455</text:p>
          </table:table-cell>
          <table:table-cell table:style-name="ce3" office:value-type="float" office:value="163.9545" calcext:value-type="float">
            <text:p>163.9545</text:p>
          </table:table-cell>
          <table:table-cell table:style-name="ce3" office:value-type="float" office:value="0.035322" calcext:value-type="float">
            <text:p>0.035322</text:p>
          </table:table-cell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img2.A1:img2.C35">
          <table:sort>
            <table:sort-by table:field-number="2" table:order="descending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4T23:22:22.385902556</dc:date>
    <meta:editing-duration>PT11M48S</meta:editing-duration>
    <meta:editing-cycles>1</meta:editing-cycles>
    <meta:generator>LibreOffice/7.3.7.2$Linux_X86_64 LibreOffice_project/30$Build-2</meta:generator>
    <meta:document-statistic meta:table-count="1" meta:cell-count="229" meta:object-count="0"/>
  </office:meta>
</office:document-meta>
</file>